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666666" loext:opacity="100%" style:font-name="Verdana" fo:font-size="16pt" style:text-underline-style="none" fo:font-weight="bold" officeooo:rsid="001c390f" officeooo:paragraph-rsid="001c390f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666666" loext:opacity="100%" style:font-name="Verdana" fo:font-size="14pt" style:text-underline-style="solid" style:text-underline-width="auto" style:text-underline-color="font-color" fo:font-weight="bold" officeooo:rsid="001c390f" officeooo:paragraph-rsid="001faea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666666" loext:opacity="100%" style:font-name="Verdana" fo:font-size="14pt" style:text-underline-style="none" fo:font-weight="bold" officeooo:rsid="001c390f" officeooo:paragraph-rsid="001c390f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666666" loext:opacity="100%" style:font-name="Verdana" fo:font-size="14pt" style:text-underline-style="none" fo:font-weight="bold" officeooo:rsid="001c390f" officeooo:paragraph-rsid="001c390f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666666" loext:opacity="100%" fo:font-size="14pt" style:text-underline-style="solid" style:text-underline-width="auto" style:text-underline-color="font-color" fo:font-weight="bold" officeooo:rsid="001f54c4" officeooo:paragraph-rsid="001faea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loext:opacity="100%" fo:font-size="14pt" style:text-underline-style="none" fo:font-weight="normal" officeooo:rsid="001f54c4" officeooo:paragraph-rsid="001f54c4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officeooo:paragraph-rsid="001cf5fd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1cf5fd" officeooo:paragraph-rsid="001cf5fd" style:font-size-asian="14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officeooo:rsid="001e264e" officeooo:paragraph-rsid="001f54c4" style:font-size-asian="14pt" style:font-size-complex="14pt"/>
    </style:style>
    <style:style style:name="P10" style:family="paragraph" style:parent-style-name="Standard">
      <style:paragraph-properties fo:text-align="start" style:justify-single-word="false"/>
      <style:text-properties fo:color="#808080" loext:opacity="100%" fo:font-size="14pt" style:text-underline-style="solid" style:text-underline-width="auto" style:text-underline-color="font-color" fo:font-weight="bold" officeooo:rsid="001f54c4" officeooo:paragraph-rsid="001faea7" style:font-size-asian="14pt" style:font-weight-asian="bold" style:font-size-complex="14pt" style:font-weight-complex="bold"/>
    </style:style>
    <style:style style:name="T1" style:family="text">
      <style:text-properties fo:color="#000000" loext:opacity="100%" style:font-name="Verdana" style:text-underline-style="none" fo:font-weight="normal" style:font-weight-asian="normal" style:font-weight-complex="normal"/>
    </style:style>
    <style:style style:name="T2" style:family="text">
      <style:text-properties fo:color="#000000" loext:opacity="100%" style:font-name="Verdana" style:text-underline-style="none" fo:font-weight="normal" officeooo:rsid="001c4d83" style:font-weight-asian="normal" style:font-weight-complex="normal"/>
    </style:style>
    <style:style style:name="T3" style:family="text">
      <style:text-properties fo:color="#000000" loext:opacity="100%" style:font-name="Verdana" style:text-underline-style="none" fo:font-weight="normal" officeooo:rsid="001cd95e" style:font-weight-asian="normal" style:font-weight-complex="normal"/>
    </style:style>
    <style:style style:name="T4" style:family="text">
      <style:text-properties fo:color="#000000" loext:opacity="100%" style:font-name="Verdana" style:text-underline-style="none" fo:font-weight="normal" officeooo:rsid="001cf5fd" style:font-weight-asian="normal" style:font-weight-complex="normal"/>
    </style:style>
    <style:style style:name="T5" style:family="text">
      <style:text-properties fo:color="#000000" loext:opacity="100%" style:font-name="Verdana" style:text-underline-style="none" fo:font-weight="normal" officeooo:rsid="001e264e" style:font-weight-asian="normal" style:font-weight-complex="normal"/>
    </style:style>
    <style:style style:name="T6" style:family="text">
      <style:text-properties fo:color="#000000" loext:opacity="100%" style:font-name="Verdana" style:text-underline-style="none" fo:font-weight="normal" officeooo:rsid="001f54c4" style:font-weight-asian="normal" style:font-weight-complex="normal"/>
    </style:style>
    <style:style style:name="T7" style:family="text">
      <style:text-properties fo:color="#000000" loext:opacity="100%" style:font-name="Verdana" style:text-underline-style="none" fo:font-weight="normal" officeooo:rsid="00214c83" style:font-weight-asian="normal" style:font-weight-complex="normal"/>
    </style:style>
    <style:style style:name="T8" style:family="text">
      <style:text-properties fo:color="#000000" loext:opacity="100%" style:font-name="Verdana" style:text-underline-style="none" fo:font-weight="normal" officeooo:rsid="00223d14" style:font-weight-asian="normal" style:font-weight-complex="normal"/>
    </style:style>
    <style:style style:name="T9" style:family="text">
      <style:text-properties fo:color="#000000" loext:opacity="100%" style:font-name="Verdana" style:text-underline-style="none" fo:font-weight="normal" officeooo:rsid="00224a1e" style:font-weight-asian="normal" style:font-weight-complex="normal"/>
    </style:style>
    <style:style style:name="T10" style:family="text">
      <style:text-properties fo:color="#000000" loext:opacity="100%" style:text-underline-style="none" fo:font-weight="normal" officeooo:rsid="001f54c4" style:font-weight-asian="normal" style:font-weight-complex="normal"/>
    </style:style>
    <style:style style:name="T11" style:family="text">
      <style:text-properties fo:color="#000000" loext:opacity="100%" style:text-underline-style="none" fo:font-weight="normal" officeooo:rsid="001faea7" style:font-weight-asian="normal" style:font-weight-complex="normal"/>
    </style:style>
    <style:style style:name="T12" style:family="text">
      <style:text-properties style:font-name="Verdana"/>
    </style:style>
    <style:style style:name="T13" style:family="text">
      <style:text-properties style:font-name="Verdana" officeooo:rsid="001fae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HÍCULO AUTOMATIZADO</text:p>
      <text:p text:style-name="P4"/>
      <text:p text:style-name="P4"/>
      <text:p text:style-name="P3"/>
      <text:p text:style-name="P3"/>
      <text:p text:style-name="P5"><text:span text:style-name="T12">Objetivo</text:span></text:p>
      <text:p text:style-name="P10"><text:span text:style-name="T12"/></text:p>
      <text:p text:style-name="P2"><text:span text:style-name="T10">Crear un programa en Arduino que permita </text:span><text:span text:style-name="T11">desarrollar un vehículo que incluya ciertas funciones automatizadas, y que se controle de forma remota.</text:span></text:p>
      <text:p text:style-name="P2"><text:span text:style-name="T11"/></text:p>
      <text:p text:style-name="P2"><text:span text:style-name="T11"/></text:p>
      <text:p text:style-name="P2"><text:span text:style-name="T11"/></text:p>
      <text:p text:style-name="P2">Descripción detallada del proyecto</text:p>
      <text:p text:style-name="P3"/>
      <text:p text:style-name="P7"><text:span text:style-name="T2">Se va a llevar a cabo la construcción de un vehículo que podrá ser controlado de forma remota por Bluetooth. Para ello se empleará el software Arduino, utilizando el lenguaje de programación C++. <text:s/></text:span></text:p>
      <text:p text:style-name="P7"><text:span text:style-name="T2"/></text:p>
      <text:p text:style-name="P7"><text:span text:style-name="T8">Este</text:span><text:span text:style-name="T2"> vehículo se asemejará </text:span><text:span text:style-name="T3">en cierto modo a un camión de bomberos. </text:span><text:span text:style-name="T8">Esto se debe a que</text:span><text:span text:style-name="T2"> </text:span><text:span text:style-name="T8">él mismo</text:span><text:span text:style-name="T3"> será capaz de detectar fuego gracias al sensor de llama que llevará equipado. Así pues, en caso de detectar una fuente de calor cercana, </text:span><text:span text:style-name="T4">se accionará la sirena que llevará incorporada </text:span><text:span text:style-name="T8">dicho vehículo</text:span><text:span text:style-name="T4">. </text:span><text:span text:style-name="T8">Adicionalmente, el propio vehículo </text:span><text:span text:style-name="T7">dispondrá de una manguera que se podrá accionar manualmente y que se encontrará conectada a un pequeño depósito de agua. </text:span><text:span text:style-name="T9">Se tratará pues, de emular de una forma lo más realista posible a la verdadera tarea que realiza un camión de bomberos.</text:span></text:p>
      <text:p text:style-name="P8"><text:span text:style-name="T1"/></text:p>
      <text:p text:style-name="P8"><text:span text:style-name="T1">Por otra parte, el sensor ultrasonido que llevará incorporado permitirá al vehículo detectar posibles obstáculos que se encuentren en su trayectoria. </text:span><text:span text:style-name="T9">De esta manera, si se encuentran dificultades en el camino, el claxon incorporado en el vehículo comenzará a sonar.</text:span></text:p>
      <text:p text:style-name="P8"><text:span text:style-name="T5"/></text:p>
      <text:p text:style-name="P9"><text:span text:style-name="T1">Asimismo, se incluirán </text:span><text:span text:style-name="T6">4 </text:span><text:span text:style-name="T1">LEDs </text:span><text:span text:style-name="T6">en las esquinas del vehículo,</text:span><text:span text:style-name="T1"> que harán la función de intermitentes</text:span><text:span text:style-name="T6">: Se encenderá el led superior derecho cuando se produzca un movimiento hacia la derecha; Se encenderá el led superior izquierdo cuando se produzca un movimiento hacia la izquierdo; y se encenderán los leds traseros cuando se esté realizando un movimiento marcha atrás.</text:span></text:p>
      <text:p text:style-name="P9"><text:soft-page-break/><text:span text:style-name="T6"/></text:p>
      <text:p text:style-name="P9"><text:span text:style-name="T6"/></text:p>
      <text:p text:style-name="P9"><text:span text:style-name="T6"/></text:p>
      <text:p text:style-name="P6"><text:span text:style-name="T1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31T11:14:38.983000000</meta:creation-date>
    <dc:date>2021-03-31T18:30:54.560000000</dc:date>
    <meta:editing-duration>PT2M13S</meta:editing-duration>
    <meta:editing-cycles>1</meta:editing-cycles>
    <meta:document-statistic meta:table-count="0" meta:image-count="0" meta:object-count="0" meta:page-count="2" meta:paragraph-count="8" meta:word-count="258" meta:character-count="1605" meta:non-whitespace-character-count="1353"/>
    <meta:generator>LibreOffice/7.0.1.2$Windows_X86_64 LibreOffice_project/7cbcfc562f6eb6708b5ff7d7397325de9e764452</meta:generator>
  </office:meta>
</office:document-meta>
</file>